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73in"/>
    </style:style>
    <style:style style:name="co2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654in" fo:break-before="auto" style:use-optimal-row-height="true"/>
    </style:style>
    <style:style style:name="ro3" style:family="table-row">
      <style:table-row-properties style:row-height="0.3563in" fo:break-before="auto" style:use-optimal-row-height="true"/>
    </style:style>
    <style:style style:name="ro4" style:family="table-row">
      <style:table-row-properties style:row-height="0.200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37">
      <style:table-cell-properties fo:border="none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Helvetica" fo:font-size="12pt" fo:letter-spacing="normal" fo:font-weight="bold" style:letter-kerning="false" style:font-name-asian="Helvetica" style:font-size-asian="12pt" style:font-weight-asian="bold" style:font-name-complex="Helvetica" style:font-size-complex="6.80000019073486pt" style:font-weight-complex="bold"/>
    </style:style>
    <style:style style:name="T2" style:family="text">
      <style:text-properties style:use-window-font-color="true" style:font-name="Helvetica" fo:font-size="12pt" fo:letter-spacing="normal" fo:font-weight="normal" style:letter-kerning="false" style:font-name-asian="Helvetica" style:font-size-asian="12pt" style:font-weight-asian="normal" style:font-name-complex="Helvetica" style:font-size-complex="6.80000019073486pt" style:font-weight-complex="normal"/>
    </style:style>
    <style:style style:name="T3" style:family="text">
      <style:text-properties style:use-window-font-color="true" style:font-name="Helvetica" fo:font-size="13pt" fo:letter-spacing="normal" fo:font-weight="bold" style:letter-kerning="false" style:font-name-asian="Helvetica" style:font-size-asian="13pt" style:font-weight-asian="bold" style:font-name-complex="Helvetica" style:font-size-complex="7.40000009536743pt" style:font-weight-complex="bold"/>
    </style:style>
    <style:style style:name="T4" style:family="text">
      <style:text-properties style:use-window-font-color="true" style:font-name="Helvetica" fo:font-size="13pt" fo:letter-spacing="normal" fo:font-weight="normal" style:letter-kerning="false" style:font-name-asian="Helvetica" style:font-size-asian="13pt" style:font-weight-asian="normal" style:font-name-complex="Helvetica" style:font-size-complex="7.40000009536743pt" style:font-weight-complex="normal"/>
    </style:style>
    <style:style style:name="T5" style:family="text">
      <style:text-properties style:use-window-font-color="true" style:font-name="Helvetica" fo:font-size="13pt" fo:letter-spacing="normal" fo:font-style="normal" fo:font-weight="normal" style:letter-kerning="false" style:font-name-asian="Helvetica" style:font-size-asian="13pt" style:font-style-asian="normal" style:font-weight-asian="normal" style:font-name-complex="Helvetica" style:font-size-complex="7.40000009536743pt" style:font-style-complex="normal" style:font-weight-complex="normal"/>
    </style:style>
    <style:style style:name="T6" style:family="text">
      <style:text-properties style:use-window-font-color="true" style:font-name="Helvetica" fo:font-size="13pt" fo:letter-spacing="normal" fo:font-style="normal" fo:font-weight="bold" style:letter-kerning="false" style:font-name-asian="Helvetica" style:font-size-asian="13pt" style:font-style-asian="normal" style:font-weight-asian="bold" style:font-name-complex="Helvetica" style:font-size-complex="7.4000000953674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 office:value-type="string">
            <text:p>WeServeEveryone Clinic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1111 First Street California</text:p>
            <text:p>111-111-11111   Fax: 111-111-1111</text:p>
          </table:table-cell>
          <table:table-cell table:style-name="ce2" office:value-type="string">
            <text:p>Chart Summar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>
            <text:p>Monica Smith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Home: 444-444-4444</text:p>
            <text:p>Female  DOB: 04/04/1950</text:p>
          </table:table-cell>
          <table:table-cell table:style-name="ce2" office:value-type="string">
            <text:p>0000-44444</text:p>
          </table:table-cell>
          <table:table-cell table:style-name="ce2" office:value-type="string">
            <text:p>Ins: Commercial 8927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                                                     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Patient Information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<text:span text:style-name="T1">Name:</text:span><text:span text:style-name="T2"> Monica Smith</text:span></text:p>
          </table:table-cell>
          <table:table-cell table:style-name="ce5" office:value-type="string">
            <text:p><text:span text:style-name="T1">Home Phone:</text:span><text:span text:style-name="T2"> 0904342323</text:span>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5" office:value-type="string">
            <text:p><text:span text:style-name="T1">Address: </text:span><text:span text:style-name="T2">4444 Olin Ave</text:span></text:p>
            <text:p>                San Jose, California</text:p>
          </table:table-cell>
          <table:table-cell table:style-name="ce1" office:value-type="string">
            <text:p>Office Phone: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Patient ID:</text:span><text:span text:style-name="T2"> 0000-44444</text:span></text:p>
          </table:table-cell>
          <table:table-cell table:style-name="ce1" office:value-type="string">
            <text:p>Fax:+44-208-12-4434367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Birth Date</text:span><text:span text:style-name="T2">: 04/04/1950</text:span></text:p>
          </table:table-cell>
          <table:table-cell table:style-name="ce5" office:value-type="string">
            <text:p><text:span text:style-name="T1">Status: </text:span><text:span text:style-name="T2">Active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Gender:</text:span><text:span text:style-name="T2"> Female</text:span></text:p>
          </table:table-cell>
          <table:table-cell table:style-name="ce5" office:value-type="string">
            <text:p><text:span text:style-name="T1">Marital Status:</text:span><text:span text:style-name="T2"> Divorced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Contact By:</text:span><text:span text:style-name="T2"> Phone</text:span></text:p>
          </table:table-cell>
          <table:table-cell table:style-name="ce5" office:value-type="string">
            <text:p><text:span text:style-name="T1">Race:</text:span><text:span text:style-name="T2"> Black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Soc Sec No:</text:span><text:span text:style-name="T2"> 432-488-8315</text:span></text:p>
          </table:table-cell>
          <table:table-cell table:style-name="ce5" office:value-type="string">
            <text:p><text:span text:style-name="T1">Language:</text:span><text:span text:style-name="T2"> English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Resp Prov:</text:span><text:span text:style-name="T2"> Carl Savem</text:span></text:p>
          </table:table-cell>
          <table:table-cell table:style-name="ce5" office:value-type="string">
            <text:p><text:span text:style-name="T1">MRN:</text:span><text:span text:style-name="T2"> MR-111-1111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Referred by:</text:p>
          </table:table-cell>
          <table:table-cell table:style-name="ce5" office:value-type="string">
            <text:p><text:span text:style-name="T1">Emp. Status:</text:span><text:span text:style-name="T2"> Full-time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Email:monicacarl@ymail.com</text:p>
          </table:table-cell>
          <table:table-cell table:style-name="ce5" office:value-type="string">
            <text:p><text:span text:style-name="T1">Sens Chart:</text:span><text:span text:style-name="T2"> No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<text:span text:style-name="T1">Home LOC:</text:span><text:span text:style-name="T2">WeServeEveryone</text:span></text:p>
          </table:table-cell>
          <table:table-cell table:style-name="ce5" office:value-type="string">
            <text:p><text:span text:style-name="T1">External ID:</text:span><text:span text:style-name="T2"> MR-111-1111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>
            <text:p>Problem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DIABETES MELLITUS (ICD-250.) HYPERTENSION, BENIGN ESSENTIAL (ICD-401.1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Medica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PRINIVIL TABS 20 MG (LISINOPRIL) 1 po qd Last Refill: #30 x 2 : Carl Savem MD (08/27/2010) HUMULIN INJ 70/30 (INSULIN REG &amp; ISOPHANE (HUMAN)) 20 units ac breakfast Last Refill: #600 u x 0 : Carl Savem MD (08/27/2010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Directiv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Allergies and Adverse Reactions (! = critical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rvices Du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FLU VAX, PNEUMOVAX, MICROALB URN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3/18/2011 - Office Visit: F/u Diabetes Provider: Carl Savem MD Location of Care: WeServeEveryone Clinic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OFFICE VISIT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3">History of Present Illness </text:span><text:span text:style-name="T4"> </text:span><text:span text:style-name="T3">Reason for visit:</text:span><text:span text:style-name="T4"> Routine follow up  </text:span><text:span text:style-name="T3">Chief Complaint:</text:span><text:span text:style-name="T4"> No complaints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History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3">Diabetes Management </text:span><text:span text:style-name="T4"> </text:span><text:span text:style-name="T3">Hyperglycemic Symptoms </text:span><text:span text:style-name="T4"> </text:span><text:span text:style-name="T3">Polyuria:</text:span><text:span text:style-name="T4"> no </text:span><text:span text:style-name="T3">Polydipsia</text:span><text:span text:style-name="T4">: no </text:span><text:span text:style-name="T3">Blurred vision:</text:span><text:span text:style-name="T4"> no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3">Sympathomimetic Symptoms </text:span><text:span text:style-name="T4"> </text:span><text:span text:style-name="T3">Diaphoresis:</text:span><text:span text:style-name="T4"> no </text:span><text:span text:style-name="T3">Agitation:</text:span><text:span text:style-name="T4"> no </text:span><text:span text:style-name="T3">Tremor:</text:span><text:span text:style-name="T4"> no </text:span><text:span text:style-name="T3">Palpitations:</text:span><text:span text:style-name="T4"> no </text:span><text:span text:style-name="T3">Insomnia:</text:span><text:span text:style-name="T4"> no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3">Neuroglycopenic Symptoms </text:span><text:span text:style-name="T4"> </text:span><text:span text:style-name="T3">Confusion:</text:span><text:span text:style-name="T4"> no </text:span><text:span text:style-name="T3">Lethargy:</text:span><text:span text:style-name="T4"> no </text:span><text:span text:style-name="T3">Somnolence:</text:span><text:span text:style-name="T4"> no </text:span><text:span text:style-name="T3">Amnesia:</text:span><text:span text:style-name="T4"> no </text:span><text:span text:style-name="T3">Stupor:</text:span><text:span text:style-name="T4"> no </text:span><text:span text:style-name="T3">Seizures:</text:span><text:span text:style-name="T4"> no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Review of Systems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3">General:</text:span><text:span text:style-name="T4"> denies fatigue, malaise, fever, weight loss </text:span><text:span text:style-name="T3">Eyes:</text:span><text:span text:style-name="T4"> denies blurring, diplopia, irritation, discharge </text:span><text:span text:style-name="T3">Ear/Nose/Throat:</text:span><text:span text:style-name="T4"> denies ear pain or discharge, nasal obstruction or discharge, sore throat </text:span><text:span text:style-name="T3">Cardiovascular:</text:span><text:span text:style-name="T4"> denies chest pain, palpitations, paroxysmal nocturnal dyspnea, orthopnea, edema Respiratory: denies coughing, wheezing, dyspnea, hemoptysis </text:span><text:span text:style-name="T3">Gastrointestinal:</text:span><text:span text:style-name="T4"> denies abdominal pain, dysphagia, nausea, vomiting, diarrhea, constipation </text:span><text:span text:style-name="T3">Genitourinary:</text:span><text:span text:style-name="T4"> denies hematuria, frequency, urgency, dysuria, discharge, impotence, incontinence </text:span><text:span text:style-name="T3">Musculoskeletal:</text:span><text:span text:style-name="T4"> denies back pain, joint swelling, joint stiffness, joint pain </text:span><text:span text:style-name="T3">Skin:</text:span><text:span text:style-name="T4"> denies rashes, itching, lumps, sores, lesions, color change </text:span><text:span text:style-name="T3">Neurologic</text:span><text:span text:style-name="T4">: denies syncope, seizures, transient paralysis, weakness, paresthesias </text:span><text:span text:style-name="T3">Psychiatric</text:span><text:span text:style-name="T4">: denies depression, anxiety, mental disturbance, difficulty sleeping, suicidal ideation, hallucinations, paranoia </text:span><text:span text:style-name="T3">Endocrine: denies polyuria, polydipsia, polyphagia, weight change, heat or cold intolerance Heme/Lymphatic:</text:span><text:span text:style-name="T4"> denies easy or excessive bruising, history of blood transfusions, anemia, bleeding disorders, adenopathy, chills, sweats </text:span><text:span text:style-name="T3">Allergic/Immunologic:</text:span><text:span text:style-name="T4"> denies urticaria, hay fever, frequent UTIs; denies HIV high risk behaviors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Vital Sig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WeServeEveryone Clinic</text:p>
          </table:table-cell>
          <table:table-cell table:style-name="ce8" office:value-type="date" office:date-value="2011-03-24">
            <text:p>03/24/1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1111 First Street California</text:p>
            <text:p>111-111-11111   Fax: 111-111-1111</text:p>
          </table:table-cell>
          <table:table-cell table:style-name="ce2" office:value-type="string">
            <text:p>Page 2</text:p>
            <text:p>Chart Summary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6" office:value-type="string">
            <text:p><text:span text:style-name="T5">Ht: </text:span><text:span text:style-name="T6">64 in.</text:span><text:span text:style-name="T5"> Wt: </text:span><text:span text:style-name="T6">140 lbs.</text:span><text:span text:style-name="T5">T: </text:span><text:span text:style-name="T6">98.0</text:span><text:span text:style-name="T5"> degF. T site: </text:span><text:span text:style-name="T6">oral</text:span><text:span text:style-name="T5"> P: </text:span><text:span text:style-name="T6">72</text:span><text:span text:style-name="T5"> Rhythm: </text:span><text:span text:style-name="T6">regular</text:span><text:span text:style-name="T5"> R: </text:span><text:span text:style-name="T6">16</text:span><text:span text:style-name="T5"> BP: </text:span><text:span text:style-name="T6">158/90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Physical Exam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General Appearance:</text:span><text:span text:style-name="T5"> well developed, well nourished, no acute distress </text:span><text:span text:style-name="T6">Eyes:</text:span><text:span text:style-name="T5"> conjunctiva and lids normal, PERRLA, EOMI, fundi WNL </text:span><text:span text:style-name="T6">Ears, Nose, Mouth, Throat:</text:span><text:span text:style-name="T5"> TM clear, nares clear, oral exam WNL </text:span><text:span text:style-name="T6">Respiratory:</text:span><text:span text:style-name="T5"> clear to auscultation and percussion, respiratory effort normal </text:span><text:span text:style-name="T6">Cardiovascular:</text:span><text:span text:style-name="T5"> regular rate and rhythm, S1-S2, no murmur, rub or gallop, no bruits, peripheral pulses normal and symmetric, no cyanosis, clubbing, edema or varicosities </text:span><text:span text:style-name="T6">Skin:</text:span><text:span text:style-name="T5"> clear, good turgor, color WNL, no rashes, lesions, or ulcerations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Problems (including changes):</text:span><text:span text:style-name="T5"> Blood pressure is lower. Feet are inspected and there are no callouses, no compromised skin. No vision complaints.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Impression:</text:span><text:span text:style-name="T5"> Sub optimal sugar, control with retinopathy and neuropathy, high glucometer readings. Will work harder on diet. Will increase insulin by 2 units.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Home Glucose Monitoring:</text:span><text:span text:style-name="T5"> AC breakfast 110 to 220 AC breakfast mean 142 AC dinner 100 to 250 AC dinner mean 120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Plan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Medications:</text:span><text:span text:style-name="T5"> HUMULIN INJ 70/30 20 u ac breakfast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PRINIVIL TABS 20 MG 1 qd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Treatment:</text:span><text:span text:style-name="T5"> Will have annual foot exam at next visit.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Orders: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UA Metabolic Panel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Education/Counseling (time):</text:span><text:span text:style-name="T5"> 5 minutes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Coordination of Care (time):</text:span><text:span text:style-name="T5"> 20 minutes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Follow-up/Return Visit:</text:span><text:span text:style-name="T5"> 3 months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6" office:value-type="string">
            <text:p><text:span text:style-name="T6">Disposition:</text:span><text:span text:style-name="T5"> return to clinic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WeServeEveryone Clinic</text:p>
          </table:table-cell>
          <table:table-cell table:style-name="ce8" office:value-type="date" office:date-value="2011-03-24">
            <text:p>03/24/1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1111 First Street California</text:p>
            <text:p>111-111-11111   Fax: 111-111-1111</text:p>
          </table:table-cell>
          <table:table-cell table:style-name="ce2" office:value-type="string">
            <text:p>Page 2</text:p>
            <text:p>Chart Summar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>
            <text:p>03/18/2011 - Lab Report: Metabolic Panel Provider: Carl Savem MD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Tests: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(1) Metabolic Panel(ML-03CHEM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ALK PHOS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35-1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G  RANDOM</text:p>
          </table:table-cell>
          <table:table-cell table:style-name="ce2" office:value-type="string">
            <text:p>125  mg/dl</text:p>
          </table:table-cell>
          <table:table-cell table:style-name="ce2" office:value-type="string">
            <text:p>70-12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UN</text:p>
          </table:table-cell>
          <table:table-cell table:style-name="ce2" office:value-type="string">
            <text:p>16  mg/dl</text:p>
          </table:table-cell>
          <table:table-cell table:style-name="ce9" office:value-type="date" office:date-value="2016-07-25">
            <text:p>07/25/1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ALCIUM </text:p>
          </table:table-cell>
          <table:table-cell table:style-name="ce2" office:value-type="string">
            <text:p>9.6  mg/dl</text:p>
          </table:table-cell>
          <table:table-cell table:style-name="ce2" office:value-type="string">
            <text:p>8.2-10.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HLORIDE  </text:p>
          </table:table-cell>
          <table:table-cell table:style-name="ce2" office:value-type="string">
            <text:p>101  mmol/l </text:p>
          </table:table-cell>
          <table:table-cell table:style-name="ce2" office:value-type="string">
            <text:p>96-1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2</text:p>
          </table:table-cell>
          <table:table-cell table:style-name="ce2" office:value-type="string">
            <text:p>27  mmol/l </text:p>
          </table:table-cell>
          <table:table-cell table:style-name="ce2" office:value-type="string">
            <text:p>23-2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REATININE </text:p>
          </table:table-cell>
          <table:table-cell table:style-name="ce2" office:value-type="string">
            <text:p>0.7  mg/dl   </text:p>
          </table:table-cell>
          <table:table-cell table:style-name="ce2" office:value-type="string">
            <text:p>0.6-1.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O4 </text:p>
          </table:table-cell>
          <table:table-cell table:style-name="ce2" office:value-type="string">
            <text:p>2.9  mg/dl </text:p>
          </table:table-cell>
          <table:table-cell table:style-name="ce2" office:value-type="string">
            <text:p>2.5-4.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OTASSIUM </text:p>
          </table:table-cell>
          <table:table-cell table:style-name="ce2" office:value-type="string">
            <text:p>4.5  mmol/l </text:p>
          </table:table-cell>
          <table:table-cell table:style-name="ce2" office:value-type="string">
            <text:p>3.5-5.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GOT  (AST) </text:p>
          </table:table-cell>
          <table:table-cell table:style-name="ce2" office:value-type="string">
            <text:p>31  U/L  </text:p>
          </table:table-cell>
          <table:table-cell table:style-name="ce2" office:value-type="string">
            <text:p>0-4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ILI  TOTAL</text:p>
          </table:table-cell>
          <table:table-cell table:style-name="ce2" office:value-type="string">
            <text:p>0.7  mg/dl</text:p>
          </table:table-cell>
          <table:table-cell table:style-name="ce2" office:value-type="string">
            <text:p>0.0-1.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IC  ACID  </text:p>
          </table:table-cell>
          <table:table-cell table:style-name="ce2" office:value-type="string">
            <text:p>4.8  mg/dl</text:p>
          </table:table-cell>
          <table:table-cell table:style-name="ce2" office:value-type="string">
            <text:p>3.4-7.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DH,  TOTAL    </text:p>
          </table:table-cell>
          <table:table-cell table:style-name="ce2" office:value-type="string">
            <text:p>136  IU/L  </text:p>
          </table:table-cell>
          <table:table-cell table:style-name="ce2" office:value-type="string">
            <text:p>0-2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ODIUM</text:p>
          </table:table-cell>
          <table:table-cell table:style-name="ce2" office:value-type="string">
            <text:p>135  mmol/l</text:p>
          </table:table-cell>
          <table:table-cell table:style-name="ce2" office:value-type="string">
            <text:p>135-145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 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(2) HbA1c Test HbA1c level 6.0% (3) Lipid Profile Cholesterol, Total   210 mg/dl Triglycerides           236 mg/dl HDL Cholesterol    36 LDL Cholesterol     107 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WeServeEveryone Clinic</text:p>
          </table:table-cell>
          <table:table-cell table:style-name="ce8" office:value-type="date" office:date-value="2011-03-24">
            <text:p>03/24/1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1111 First Street California</text:p>
            <text:p>111-111-11111   Fax: 111-111-1111</text:p>
          </table:table-cell>
          <table:table-cell table:style-name="ce2" office:value-type="string">
            <text:p>Page 2</text:p>
            <text:p>Chart Summar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string">
            <text:p>Female  DOB: 04/04/1950                      0000-44444                          Ins: Commercial xxxxx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 </text:p>
          </table:table-cell>
          <table:table-cell table:style-name="ce1" office:value-type="string">
            <text:p>Date 03/18/201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HEIGHT (in)</text:p>
          </table:table-cell>
          <table:table-cell table:style-name="ce2" office:value-type="float" office:value="64">
            <text:p>64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WEIGHT (lb)</text:p>
          </table:table-cell>
          <table:table-cell table:style-name="ce2" office:value-type="float" office:value="140">
            <text:p>14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TEMPERATURE (deg F)</text:p>
          </table:table-cell>
          <table:table-cell table:style-name="ce2" office:value-type="float" office:value="98">
            <text:p>9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TEMP SITE</text:p>
          </table:table-cell>
          <table:table-cell table:style-name="ce2" office:value-type="string">
            <text:p>ora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ULSE RATE (/min)</text:p>
          </table:table-cell>
          <table:table-cell table:style-name="ce2" office:value-type="float" office:value="72">
            <text:p>72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ULSE RHYTHM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RESP RATE (/min)</text:p>
          </table:table-cell>
          <table:table-cell table:style-name="ce2" office:value-type="float" office:value="16">
            <text:p>16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BP SYSTOLIC (mm Hg)</text:p>
          </table:table-cell>
          <table:table-cell table:style-name="ce2" office:value-type="float" office:value="158">
            <text:p>15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BP DIASTOLIC (mm Hg)</text:p>
          </table:table-cell>
          <table:table-cell table:style-name="ce2" office:value-type="float" office:value="90">
            <text:p>9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CHOLESTEROL (mg/dL)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HDL (mg/dL)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LDL (mg/dL)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BG RANDOM (mg/dL)</text:p>
          </table:table-cell>
          <table:table-cell table:style-name="ce2" office:value-type="float" office:value="125">
            <text:p>125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CXR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EKG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AP SMEAR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BREAST EXAM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MAMMOGRAM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HEMOCCULT</text:p>
          </table:table-cell>
          <table:table-cell table:style-name="ce2" office:value-type="string">
            <text:p>neg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FLU VAX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NEUMOVAX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TD BOOSTER</text:p>
          </table:table-cell>
          <table:table-cell table:style-name="ce2" office:value-type="string">
            <text:p>0.5 ml g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Foot Exam</text:p>
          </table:table-cell>
          <table:table-cell table:style-name="ce2" office:value-type="string">
            <text:p> 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Eye Exam</text:p>
          </table:table-cell>
          <table:table-cell table:style-name="ce2" office:value-type="string">
            <text:p>Complet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1/30/2016</text:date>, <text:time>13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title/>
    <dc:description/>
    <dc:subject/>
    <meta:initial-creator/>
    <dc:creator>Eldo Rajan</dc:creator>
    <meta:creation-date>2006-09-16T00:00:00Z</meta:creation-date>
    <dc:date>2016-01-30T13:25:16</dc:date>
    <meta:editing-duration>PT13S</meta:editing-duration>
    <meta:editing-cycles>2</meta:editing-cycles>
    <meta:document-statistic meta:table-count="1" meta:cell-count="176" meta:object-count="0"/>
  </office:meta>
</office:document-meta>
</file>